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yrus Adl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6, 1897</text:p>
      <text:p text:style-name="P6">Month<text:tab/><text:tab/><text:tab/><text:tab/><text:tab/><text:tab/>August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, D. C.</text:p>
      <text:p text:style-name="P6">State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SMITHSONIAN INSTITUTION/</text:p>
      <text:p text:style-name="P2">WASHINGTON/</text:p>
      <text:p text:style-name="P4">August 6[/ inserted by author]97/</text:p>
      <text:p text:style-name="P3">Dear Doctor Morais,/</text:p>
      <text:p text:style-name="P3"><text:tab/>I submitted your note/ of the 2nd to Judge Sulzberger and he/ writes in reply that he thinks it/ best not to write to David Levi/ direct. <text:s/>If therefore you have written to/ Luzzatto &amp; Ascoli I think it best to/ await replies from them./</text:p>
      <text:p text:style-name="P3"><text:tab/>Sincerely yours/ Cyrus Ad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4:23:57.02</meta:creation-date>
    <meta:document-statistic meta:table-count="0" meta:image-count="0" meta:object-count="0" meta:page-count="2" meta:paragraph-count="66" meta:word-count="225" meta:character-count="1620"/>
    <dc:date>2012-01-11T14:27:42.83</dc:date>
    <dc:creator>Penn Libraries</dc:creator>
    <meta:editing-duration>PT00H03M45S</meta:editing-duration>
    <meta:editing-cycles>1</meta:editing-cycles>
    <meta:generator>OpenOffice.org/3.2$Win32 OpenOffice.org_project/320m12$Build-9483</meta:generator>
  </office:meta>
</office:document-meta>
</file>